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1209in"/>
    </style:style>
    <style:style style:name="co4" style:family="table-column">
      <style:table-column-properties fo:break-before="auto" style:column-width="1.4547in"/>
    </style:style>
    <style:style style:name="co5" style:family="table-column">
      <style:table-column-properties fo:break-before="auto" style:column-width="1.0307in"/>
    </style:style>
    <style:style style:name="co6" style:family="table-column">
      <style:table-column-properties fo:break-before="auto" style:column-width="1.601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GNAME</text:p>
          </table:table-cell>
          <table:table-cell office:value-type="string" calcext:value-type="string">
            <text:p>othername</text:p>
          </table:table-cell>
          <table:table-cell office:value-type="string" calcext:value-type="string">
            <text:p>BREEDER</text:p>
          </table:table-cell>
          <table:table-cell office:value-type="string" calcext:value-type="string">
            <text:p>GERMPLASMTYPE</text:p>
          </table:table-cell>
          <table:table-cell office:value-type="string" calcext:value-type="string">
            <text:p>IR NUMBER</text:p>
          </table:table-cell>
          <table:table-cell office:value-type="string" calcext:value-type="string">
            <text:p>IR CROSS</text:p>
          </table:table-cell>
          <table:table-cell office:value-type="string" calcext:value-type="string">
            <text:p>PARENTAGE</text:p>
          </table:table-cell>
          <table:table-cell office:value-type="string" calcext:value-type="string">
            <text:p>FEMALE PARENT</text:p>
          </table:table-cell>
          <table:table-cell office:value-type="string" calcext:value-type="string">
            <text:p>MALE PARENT</text:p>
          </table:table-cell>
          <table:table-cell office:value-type="string" calcext:value-type="string">
            <text:p>SELECTION HISTOR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Biotic</text:p>
          </table:table-cell>
          <table:table-cell office:value-type="string" calcext:value-type="string">
            <text:p>Abiotic</text:p>
          </table:table-cell>
          <table:table-cell office:value-type="string" calcext:value-type="string">
            <text:p>Grain Quality</text:p>
          </table:table-cell>
          <table:table-cell office:value-type="string" calcext:value-type="string">
            <text:p>Major Gen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M20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2];&quot;/&quot;;[.J2])" office:value-type="string" office:string-value="W04-28-58-03-19-01/W15-03-01-31" calcext:value-type="string">
            <text:p>W04-28-58-03-19-01/W15-03-01-31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15-03-01-3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M20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3];&quot;/&quot;;[.J3])" office:value-type="string" office:string-value="W04-28-58-03-19-01/W15-03-01-31" calcext:value-type="string">
            <text:p>W04-28-58-03-19-01/W15-03-01-31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15-03-01-3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M20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4];&quot;/&quot;;[.J4])" office:value-type="string" office:string-value="W04-28-58-03-19-01/W15-03-01-31" calcext:value-type="string">
            <text:p>W04-28-58-03-19-01/W15-03-01-31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15-03-01-3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M20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5];&quot;/&quot;;[.J5])" office:value-type="string" office:string-value="W04-28-58-03-19-01/W15-03-01-31" calcext:value-type="string">
            <text:p>W04-28-58-03-19-01/W15-03-01-31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15-03-01-3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QM20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6];&quot;/&quot;;[.J6])" office:value-type="string" office:string-value="W04-28-58-03-19-01/W15-03-01-31" calcext:value-type="string">
            <text:p>W04-28-58-03-19-01/W15-03-01-31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15-03-01-3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QM20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7];&quot;/&quot;;[.J7])" office:value-type="string" office:string-value="W04-28-58-03-19-01/W15-03-01-31" calcext:value-type="string">
            <text:p>W04-28-58-03-19-01/W15-03-01-31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15-03-01-3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M20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8];&quot;/&quot;;[.J8])" office:value-type="string" office:string-value="W04-28-58-03-19-01/W15-03-01-31" calcext:value-type="string">
            <text:p>W04-28-58-03-19-01/W15-03-01-31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15-03-01-3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QM20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9];&quot;/&quot;;[.J9])" office:value-type="string" office:string-value="W04-28-58-03-19-01/W15-03-01-31" calcext:value-type="string">
            <text:p>W04-28-58-03-19-01/W15-03-01-31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15-03-01-3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QM20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10];&quot;/&quot;;[.J10])" office:value-type="string" office:string-value="W04-28-58-03-19-01/W15-03-01-31" calcext:value-type="string">
            <text:p>W04-28-58-03-19-01/W15-03-01-31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15-03-01-3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QM21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11];&quot;/&quot;;[.J11])" office:value-type="string" office:string-value="W04-28-58-03-19-01/W08-16-03-02" calcext:value-type="string">
            <text:p>W04-28-58-03-19-01/W08-16-03-0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QM21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12];&quot;/&quot;;[.J12])" office:value-type="string" office:string-value="W04-28-58-03-19-01/W08-16-03-02" calcext:value-type="string">
            <text:p>W04-28-58-03-19-01/W08-16-03-0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QM21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13];&quot;/&quot;;[.J13])" office:value-type="string" office:string-value="W04-28-58-03-19-01/W08-16-03-02" calcext:value-type="string">
            <text:p>W04-28-58-03-19-01/W08-16-03-0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QM21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14];&quot;/&quot;;[.J14])" office:value-type="string" office:string-value="W04-28-58-03-19-01/W08-16-03-02" calcext:value-type="string">
            <text:p>W04-28-58-03-19-01/W08-16-03-0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QM21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15];&quot;/&quot;;[.J15])" office:value-type="string" office:string-value="W04-28-58-03-19-01/W08-16-03-02" calcext:value-type="string">
            <text:p>W04-28-58-03-19-01/W08-16-03-0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QM21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16];&quot;/&quot;;[.J16])" office:value-type="string" office:string-value="W04-28-58-03-19-01/W08-16-03-02" calcext:value-type="string">
            <text:p>W04-28-58-03-19-01/W08-16-03-0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QM21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17];&quot;/&quot;;[.J17])" office:value-type="string" office:string-value="W04-28-58-03-19-01/W08-16-03-02" calcext:value-type="string">
            <text:p>W04-28-58-03-19-01/W08-16-03-0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QM21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18];&quot;/&quot;;[.J18])" office:value-type="string" office:string-value="W04-28-58-03-19-01/W08-16-03-02" calcext:value-type="string">
            <text:p>W04-28-58-03-19-01/W08-16-03-0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QM21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19];&quot;/&quot;;[.J19])" office:value-type="string" office:string-value="W04-28-58-03-19-01/W08-16-03-02" calcext:value-type="string">
            <text:p>W04-28-58-03-19-01/W08-16-03-0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QM22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20];&quot;/&quot;;[.J20])" office:value-type="string" office:string-value="W04-28-58-03-19-01/W23-03-08-09-27-82" calcext:value-type="string">
            <text:p>W04-28-58-03-19-01/W23-03-08-09-27-8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23-03-08-09-27-8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QM22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21];&quot;/&quot;;[.J21])" office:value-type="string" office:string-value="W04-28-58-03-19-01/W23-03-08-09-27-82" calcext:value-type="string">
            <text:p>W04-28-58-03-19-01/W23-03-08-09-27-8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23-03-08-09-27-8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QM22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22];&quot;/&quot;;[.J22])" office:value-type="string" office:string-value="W04-28-58-03-19-01/W23-03-08-09-27-82" calcext:value-type="string">
            <text:p>W04-28-58-03-19-01/W23-03-08-09-27-8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23-03-08-09-27-8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QM22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23];&quot;/&quot;;[.J23])" office:value-type="string" office:string-value="W04-28-58-03-19-01/W23-03-08-09-27-82" calcext:value-type="string">
            <text:p>W04-28-58-03-19-01/W23-03-08-09-27-8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23-03-08-09-27-8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QM22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24];&quot;/&quot;;[.J24])" office:value-type="string" office:string-value="W04-28-58-03-19-01/W23-03-08-09-27-82" calcext:value-type="string">
            <text:p>W04-28-58-03-19-01/W23-03-08-09-27-8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23-03-08-09-27-8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QM22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25];&quot;/&quot;;[.J25])" office:value-type="string" office:string-value="W04-28-58-03-19-01/W23-03-08-09-27-82" calcext:value-type="string">
            <text:p>W04-28-58-03-19-01/W23-03-08-09-27-8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23-03-08-09-27-8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QM22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26];&quot;/&quot;;[.J26])" office:value-type="string" office:string-value="W04-28-58-03-19-01/W23-03-08-09-27-82" calcext:value-type="string">
            <text:p>W04-28-58-03-19-01/W23-03-08-09-27-8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23-03-08-09-27-8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QM22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27];&quot;/&quot;;[.J27])" office:value-type="string" office:string-value="W04-28-58-03-19-01/W23-03-08-09-27-82" calcext:value-type="string">
            <text:p>W04-28-58-03-19-01/W23-03-08-09-27-8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23-03-08-09-27-8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QM22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28];&quot;/&quot;;[.J28])" office:value-type="string" office:string-value="W04-28-58-03-19-01/W23-03-08-09-27-82" calcext:value-type="string">
            <text:p>W04-28-58-03-19-01/W23-03-08-09-27-82</text:p>
          </table:table-cell>
          <table:table-cell office:value-type="string" calcext:value-type="string">
            <text:p>W04-28-58-03-19-01</text:p>
          </table:table-cell>
          <table:table-cell office:value-type="string" calcext:value-type="string">
            <text:p>W23-03-08-09-27-8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QM23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29];&quot;/&quot;;[.J29])" office:value-type="string" office:string-value="W32-59-80-02-11-01-8/W08-16-03-02" calcext:value-type="string">
            <text:p>W32-59-80-02-11-01-8/W08-16-03-02</text:p>
          </table:table-cell>
          <table:table-cell office:value-type="string" calcext:value-type="string">
            <text:p>W32-59-80-02-11-01-8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QM23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30];&quot;/&quot;;[.J30])" office:value-type="string" office:string-value="W32-59-80-02-11-01-8/W08-16-03-02" calcext:value-type="string">
            <text:p>W32-59-80-02-11-01-8/W08-16-03-02</text:p>
          </table:table-cell>
          <table:table-cell office:value-type="string" calcext:value-type="string">
            <text:p>W32-59-80-02-11-01-8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QM23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31];&quot;/&quot;;[.J31])" office:value-type="string" office:string-value="W32-59-80-02-11-01-8/W08-16-03-02" calcext:value-type="string">
            <text:p>W32-59-80-02-11-01-8/W08-16-03-02</text:p>
          </table:table-cell>
          <table:table-cell office:value-type="string" calcext:value-type="string">
            <text:p>W32-59-80-02-11-01-8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QM23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32];&quot;/&quot;;[.J32])" office:value-type="string" office:string-value="W32-59-80-02-11-01-8/W08-16-03-02" calcext:value-type="string">
            <text:p>W32-59-80-02-11-01-8/W08-16-03-02</text:p>
          </table:table-cell>
          <table:table-cell office:value-type="string" calcext:value-type="string">
            <text:p>W32-59-80-02-11-01-8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QM23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33];&quot;/&quot;;[.J33])" office:value-type="string" office:string-value="W32-59-80-02-11-01-8/W08-16-03-02" calcext:value-type="string">
            <text:p>W32-59-80-02-11-01-8/W08-16-03-02</text:p>
          </table:table-cell>
          <table:table-cell office:value-type="string" calcext:value-type="string">
            <text:p>W32-59-80-02-11-01-8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QM23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34];&quot;/&quot;;[.J34])" office:value-type="string" office:string-value="W32-59-80-02-11-01-8/W08-16-03-02" calcext:value-type="string">
            <text:p>W32-59-80-02-11-01-8/W08-16-03-02</text:p>
          </table:table-cell>
          <table:table-cell office:value-type="string" calcext:value-type="string">
            <text:p>W32-59-80-02-11-01-8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QM23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35];&quot;/&quot;;[.J35])" office:value-type="string" office:string-value="W32-59-80-02-11-01-8/W08-16-03-02" calcext:value-type="string">
            <text:p>W32-59-80-02-11-01-8/W08-16-03-02</text:p>
          </table:table-cell>
          <table:table-cell office:value-type="string" calcext:value-type="string">
            <text:p>W32-59-80-02-11-01-8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QM23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36];&quot;/&quot;;[.J36])" office:value-type="string" office:string-value="W32-59-80-02-11-01-8/W08-16-03-02" calcext:value-type="string">
            <text:p>W32-59-80-02-11-01-8/W08-16-03-02</text:p>
          </table:table-cell>
          <table:table-cell office:value-type="string" calcext:value-type="string">
            <text:p>W32-59-80-02-11-01-8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QM23-AAB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秦茂</text:p>
          </table:table-cell>
          <table:table-cell office:value-type="string" calcext:value-type="string">
            <text:p>Pyramided line</text:p>
          </table:table-cell>
          <table:table-cell table:number-columns-repeated="2" office:value-type="string" calcext:value-type="string">
            <text:p>UNKNOWN</text:p>
          </table:table-cell>
          <table:table-cell table:formula="of:=CONCATENATE([.I37];&quot;/&quot;;[.J37])" office:value-type="string" office:string-value="W32-59-80-02-11-01-8/W08-16-03-02" calcext:value-type="string">
            <text:p>W32-59-80-02-11-01-8/W08-16-03-02</text:p>
          </table:table-cell>
          <table:table-cell office:value-type="string" calcext:value-type="string">
            <text:p>W32-59-80-02-11-01-8</text:p>
          </table:table-cell>
          <table:table-cell office:value-type="string" calcext:value-type="string">
            <text:p>W08-16-03-0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广东省植物分子育种重点实验室</text:p>
          </table:table-cell>
          <table:table-cell table:number-columns-repeated="4" office:value-type="string" calcext:value-type="string">
            <text:p>UNKNOWN</text:p>
          </table:table-cell>
        </table:table-row>
        <table:table-row table:style-name="ro1" table:number-rows-repeated="104853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parajit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o </meta:initial-creator>
    <meta:creation-date>2015-02-05T21:46:10.392379192</meta:creation-date>
    <dc:date>2015-02-05T21:59:58.395862302</dc:date>
    <dc:creator>Mao </dc:creator>
    <meta:editing-duration>PT8M14S</meta:editing-duration>
    <meta:editing-cycles>1</meta:editing-cycles>
    <meta:document-statistic meta:table-count="1" meta:cell-count="592" meta:object-count="0"/>
    <meta:generator>LibreOffice/4.1.2.3$Linux_X86_64 LibreOffice_project/40b2d7fde7e8d2d7bc5a449dc65df4d08a7dd38</meta:generator>
  </office:meta>
</office:document-meta>
</file>